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1" svg:font-family="Arial" style:font-family-generic="swiss"/>
    <style:font-face style:name="Courier New" svg:font-family="'Courier New'" style:font-adornments="Regular" style:font-family-generic="modern" style:font-pitch="fixed"/>
    <style:font-face style:name="Cambria" svg:font-family="Cambria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padding-left="0in" fo:padding-right="0in" fo:padding-top="0.0138in" fo:padding-bottom="0in" fo:border-left="none" fo:border-right="none" fo:border-top="3pt solid #ffffff" fo:border-bottom="none"/>
      <style:text-properties officeooo:paragraph-rsid="001342b8"/>
    </style:style>
    <style:style style:name="P2" style:family="paragraph" style:parent-style-name="Standard">
      <style:paragraph-properties fo:padding-left="0in" fo:padding-right="0in" fo:padding-top="0.0138in" fo:padding-bottom="0in" fo:border-left="none" fo:border-right="none" fo:border-top="3pt solid #ffffff" fo:border-bottom="none"/>
      <style:text-properties style:font-name="Times New Roman" officeooo:rsid="001346fa" officeooo:paragraph-rsid="001346fa" style:font-name-complex="Times New Roman1"/>
    </style:style>
    <style:style style:name="P3" style:family="paragraph" style:parent-style-name="Standard">
      <style:paragraph-properties fo:padding-left="0in" fo:padding-right="0in" fo:padding-top="0.0138in" fo:padding-bottom="0in" fo:border-left="none" fo:border-right="none" fo:border-top="3pt solid #ffffff" fo:border-bottom="none"/>
      <style:text-properties officeooo:paragraph-rsid="001346fa"/>
    </style:style>
    <style:style style:name="P4" style:family="paragraph" style:parent-style-name="Standard">
      <style:paragraph-properties fo:text-align="center" style:justify-single-word="false"/>
      <style:text-properties officeooo:paragraph-rsid="00126787"/>
    </style:style>
    <style:style style:name="P5" style:family="paragraph" style:parent-style-name="Standard">
      <style:paragraph-properties fo:padding-left="0in" fo:padding-right="0in" fo:padding-top="0in" fo:padding-bottom="0.0138in" fo:border-left="none" fo:border-right="none" fo:border-top="none" fo:border-bottom="1.5pt solid #000000"/>
      <style:text-properties style:font-name="Times New Roman" fo:font-weight="bold" style:font-weight-asian="bold" style:font-name-complex="Times New Roman1"/>
    </style:style>
    <style:style style:name="P6" style:family="paragraph" style:parent-style-name="List_20_Paragraph" style:list-style-name="WWNum23">
      <style:paragraph-properties fo:padding-left="0in" fo:padding-right="0in" fo:padding-top="0.0138in" fo:padding-bottom="0in" fo:border-left="none" fo:border-right="none" fo:border-top="3pt solid #ffffff" fo:border-bottom="none"/>
    </style:style>
    <style:style style:name="P7" style:family="paragraph" style:parent-style-name="List_20_Paragraph" style:list-style-name="WWNum23">
      <style:paragraph-properties fo:padding-left="0in" fo:padding-right="0in" fo:padding-top="0.0138in" fo:padding-bottom="0in" fo:border-left="none" fo:border-right="none" fo:border-top="3pt solid #ffffff" fo:border-bottom="none"/>
      <style:text-properties style:font-name="Times New Roman" style:font-name-complex="Times New Roman1"/>
    </style:style>
    <style:style style:name="P8" style:family="paragraph" style:parent-style-name="List_20_Paragraph" style:list-style-name="WWNum23">
      <style:paragraph-properties fo:text-align="justify" style:justify-single-word="false" fo:padding-left="0in" fo:padding-right="0in" fo:padding-top="0.0138in" fo:padding-bottom="0in" fo:border-left="none" fo:border-right="none" fo:border-top="3pt solid #ffffff" fo:border-bottom="none"/>
      <style:text-properties style:font-name="Times New Roman" officeooo:paragraph-rsid="001400de" style:font-name-complex="Times New Roman1"/>
    </style:style>
    <style:style style:name="P9" style:family="paragraph" style:parent-style-name="List_20_Paragraph" style:list-style-name="WWNum19">
      <style:paragraph-properties fo:padding-left="0in" fo:padding-right="0in" fo:padding-top="0.0138in" fo:padding-bottom="0in" fo:border-left="none" fo:border-right="none" fo:border-top="3pt solid #ffffff" fo:border-bottom="none"/>
      <style:text-properties style:font-name="Times New Roman" officeooo:rsid="001346fa" officeooo:paragraph-rsid="001346fa" style:font-name-complex="Times New Roman1"/>
    </style:style>
    <style:style style:name="P10" style:family="paragraph" style:parent-style-name="List_20_Paragraph" style:list-style-name="WWNum19">
      <style:paragraph-properties fo:padding-left="0in" fo:padding-right="0in" fo:padding-top="0.0138in" fo:padding-bottom="0in" fo:border-left="none" fo:border-right="none" fo:border-top="3pt solid #ffffff" fo:border-bottom="none"/>
      <style:text-properties style:font-name="Times New Roman" officeooo:rsid="001346fa" officeooo:paragraph-rsid="001400de" style:font-name-complex="Times New Roman1"/>
    </style:style>
    <style:style style:name="P11" style:family="paragraph" style:parent-style-name="List_20_Paragraph" style:list-style-name="WWNum18">
      <style:paragraph-properties fo:padding-left="0in" fo:padding-right="0in" fo:padding-top="0.0138in" fo:padding-bottom="0in" fo:border-left="none" fo:border-right="none" fo:border-top="3pt solid #ffffff" fo:border-bottom="none"/>
      <style:text-properties style:font-name="Times New Roman" style:font-name-complex="Times New Roman1"/>
    </style:style>
    <style:style style:name="P12" style:family="paragraph" style:parent-style-name="List_20_Paragraph" style:list-style-name="WWNum23">
      <style:paragraph-properties fo:text-align="justify" style:justify-single-word="false" fo:padding-left="0in" fo:padding-right="0in" fo:padding-top="0.0138in" fo:padding-bottom="0in" fo:border-left="none" fo:border-right="none" fo:border-top="3pt solid #ffffff" fo:border-bottom="none"/>
    </style:style>
    <style:style style:name="P13" style:family="paragraph" style:parent-style-name="List_20_Paragraph" style:list-style-name="WWNum23">
      <style:paragraph-properties fo:padding-left="0in" fo:padding-right="0in" fo:padding-top="0.0555in" fo:padding-bottom="0in" fo:border-left="none" fo:border-right="none" fo:border-top="3pt solid #ffffff" fo:border-bottom="none"/>
    </style:style>
    <style:style style:name="P14" style:family="paragraph" style:parent-style-name="List_20_Paragraph" style:list-style-name="WWNum23">
      <style:paragraph-properties fo:padding-left="0in" fo:padding-right="0in" fo:padding-top="0.0555in" fo:padding-bottom="0in" fo:border-left="none" fo:border-right="none" fo:border-top="3pt solid #ffffff" fo:border-bottom="none"/>
      <style:text-properties style:font-name="Times New Roman" officeooo:rsid="001346fa" officeooo:paragraph-rsid="001346fa" style:font-name-complex="Times New Roman1"/>
    </style:style>
    <style:style style:name="P15" style:family="paragraph" style:parent-style-name="List_20_Paragraph" style:list-style-name="WWNum23">
      <style:paragraph-properties fo:padding-left="0in" fo:padding-right="0in" fo:padding-top="0.0555in" fo:padding-bottom="0in" fo:border-left="none" fo:border-right="none" fo:border-top="3pt solid #ffffff" fo:border-bottom="none"/>
      <style:text-properties style:font-name="Times New Roman" fo:font-style="italic" officeooo:rsid="001346fa" officeooo:paragraph-rsid="001346fa" style:font-style-asian="italic" style:font-name-complex="Times New Roman1"/>
    </style:style>
    <style:style style:name="P16" style:family="paragraph" style:parent-style-name="Standard" style:master-page-name="Standard">
      <style:paragraph-properties fo:text-align="center" style:justify-single-word="false" style:page-number="auto"/>
      <style:text-properties officeooo:paragraph-rsid="00126787"/>
    </style:style>
    <style:style style:name="P17" style:family="paragraph" style:parent-style-name="Standard">
      <style:paragraph-properties fo:padding-left="0in" fo:padding-right="0in" fo:padding-top="0.0138in" fo:padding-bottom="0in" fo:border-left="none" fo:border-right="none" fo:border-top="3pt solid #ffffff" fo:border-bottom="none"/>
      <style:text-properties style:font-name="Times New Roman" fo:font-weight="bold" style:font-weight-asian="bold" style:font-name-complex="Times New Roman1"/>
    </style:style>
    <style:style style:name="P18" style:family="paragraph" style:parent-style-name="Standard">
      <style:paragraph-properties fo:padding-left="0in" fo:padding-right="0in" fo:padding-top="0.0138in" fo:padding-bottom="0in" fo:border-left="none" fo:border-right="none" fo:border-top="3pt solid #ffffff" fo:border-bottom="none"/>
      <style:text-properties style:font-name="Times New Roman" style:font-name-complex="Times New Roman1"/>
    </style:style>
    <style:style style:name="P19" style:family="paragraph" style:parent-style-name="Standard">
      <style:paragraph-properties fo:padding-left="0in" fo:padding-right="0in" fo:padding-top="0.0138in" fo:padding-bottom="0in" fo:border-left="none" fo:border-right="none" fo:border-top="3pt solid #ffffff" fo:border-bottom="none"/>
      <style:text-properties style:font-name="Times New Roman" officeooo:rsid="001342b8" officeooo:paragraph-rsid="001342b8" style:font-name-complex="Times New Roman1"/>
    </style:style>
    <style:style style:name="P20" style:family="paragraph" style:parent-style-name="Standard">
      <style:paragraph-properties fo:text-align="center" style:justify-single-word="false"/>
    </style:style>
    <style:style style:name="P21" style:family="paragraph" style:parent-style-name="Standard">
      <style:paragraph-properties fo:text-align="center" style:justify-single-word="false"/>
      <style:text-properties officeooo:paragraph-rsid="00140805"/>
    </style:style>
    <style:style style:name="T1" style:family="text">
      <style:text-properties style:font-name="Times New Roman" fo:font-weight="bold" style:font-weight-asian="bold" style:font-name-complex="Times New Roman1"/>
    </style:style>
    <style:style style:name="T2" style:family="text">
      <style:text-properties style:font-name="Times New Roman" fo:font-weight="bold" officeooo:rsid="00126787" style:font-weight-asian="bold" style:font-name-complex="Times New Roman1"/>
    </style:style>
    <style:style style:name="T3" style:family="text">
      <style:text-properties style:font-name="Times New Roman" style:font-name-complex="Times New Roman1"/>
    </style:style>
    <style:style style:name="T4" style:family="text">
      <style:text-properties style:font-name="Times New Roman" officeooo:rsid="00126787" style:font-name-complex="Times New Roman1"/>
    </style:style>
    <style:style style:name="T5" style:family="text">
      <style:text-properties style:font-name="Times New Roman" officeooo:rsid="001342b8" style:font-name-complex="Times New Roman1"/>
    </style:style>
    <style:style style:name="T6" style:family="text">
      <style:text-properties style:font-name="Times New Roman" officeooo:rsid="001346fa" style:font-name-complex="Times New Roman1"/>
    </style:style>
    <style:style style:name="T7" style:family="text">
      <style:text-properties style:font-name="Times New Roman" officeooo:rsid="00140805" style:font-name-complex="Times New Roman1"/>
    </style:style>
    <style:style style:name="T8" style:family="text">
      <style:text-properties style:font-name="Times New Roman" fo:font-style="normal" officeooo:rsid="001346fa" style:font-style-asian="normal" style:font-name-complex="Times New Roman1" style:font-style-complex="normal"/>
    </style:style>
    <style:style style:name="T9" style:family="text">
      <style:text-properties officeooo:rsid="001400d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2">Oscar</text:span><text:span text:style-name="T1"> Gonzalez </text:span><text:span text:style-name="T2">Martin</text:span></text:p>
      <text:p text:style-name="P4"><text:span text:style-name="T4">1416</text:span><text:span text:style-name="T3"> </text:span><text:span text:style-name="T4">Perry St Des Plaines,</text:span><text:span text:style-name="T3"> IL 600</text:span><text:span text:style-name="T4">16</text:span></text:p>
      <text:p text:style-name="P20"><text:span text:style-name="T3">Phone: (224) 900-077</text:span><text:span text:style-name="T4">3</text:span><text:span text:style-name="T3"> • Email: </text:span><text:a xlink:type="simple" xlink:href="mailto:ogonzalez0773@gmail.com" text:style-name="Internet_20_link" text:visited-style-name="Visited_20_Internet_20_Link"><text:span text:style-name="T4">ogonzalez0773</text:span></text:a><text:a xlink:type="simple" xlink:href="mailto:ogonzalez0773@gmail.com" text:style-name="Internet_20_link" text:visited-style-name="Visited_20_Internet_20_Link"><text:span text:style-name="T3">@gmail.com</text:span></text:a></text:p>
      <text:p text:style-name="P21"><text:span text:style-name="T7">Portfolio: </text:span><text:a xlink:type="simple" xlink:href="https://ogonzalez0774.github.io/Oscar-Gonzalez-Martin-Portfolio/" text:style-name="Internet_20_link" text:visited-style-name="Visited_20_Internet_20_Link"><text:span text:style-name="T7">https://ogonzalez0774.github.io/Oscar-Gonzalez-Martin-Portfolio/</text:span></text:a><text:span text:style-name="T7"> </text:span></text:p>
      <text:p text:style-name="P5"/>
      <text:p text:style-name="P17">­Education:</text:p>
      <text:p text:style-name="P1"><text:span text:style-name="T5">Full Stack Web Development Certificate</text:span><text:span text:style-name="T3">, </text:span><text:span text:style-name="T5">Northwestern University School of Professional Studies</text:span></text:p>
      <text:p text:style-name="P19">Graduation: January 2020</text:p>
      <text:p text:style-name="P18"/>
      <text:p text:style-name="P17">Experience:</text:p>
      <text:p text:style-name="P3"><text:span text:style-name="T8">Northwestern University Coding Boot Camp</text:span><text:span text:style-name="T3"> (July 1</text:span><text:span text:style-name="T6">5</text:span><text:span text:style-name="T3">, 201</text:span><text:span text:style-name="T6">9 </text:span><text:span text:style-name="T3">– current)</text:span></text:p>
      <text:list xml:id="list1414978793" text:style-name="WWNum23">
        <text:list-item>
          <text:p text:style-name="P7">Key competencies:<text:bookmark text:name="_Hlk502952168"/></text:p>
          <text:list>
            <text:list-item>
              <text:p text:style-name="P6"><text:span text:style-name="T3">Languages: Javascript</text:span><text:span text:style-name="T6">, Python, Django</text:span></text:p>
            </text:list-item>
            <text:list-item>
              <text:p text:style-name="P7">Responsive web front-end: SPAs (single-page applications), React, JQuery, CSS3, HTML5, BootStrap, mobile-first mentality, design thinking (UX and UI design including creating wireframes and user stories)</text:p>
            </text:list-item>
            <text:list-item>
              <text:p text:style-name="P7">Back-end: NodeJS, Express, CRUD </text:p>
            </text:list-item>
            <text:list-item>
              <text:p text:style-name="P7">Web Services: RESTful API design and development, JSON</text:p>
            </text:list-item>
            <text:list-item>
              <text:p text:style-name="P12"><text:span text:style-name="T3">Databases: SQL, </text:span><text:span text:style-name="T6">Firebase</text:span></text:p>
            </text:list-item>
            <text:list-item>
              <text:p text:style-name="P7">Source control management: Git, GitHub</text:p>
            </text:list-item>
            <text:list-item>
              <text:p text:style-name="P8">Other: NPM</text:p>
            </text:list-item>
          </text:list>
        </text:list-item>
        <text:list-item>
          <text:p text:style-name="P13"><text:span text:style-name="T6">P</text:span><text:span text:style-name="T3">roject</text:span><text:span text:style-name="T6">s</text:span><text:span text:style-name="T3">:</text:span></text:p>
          <text:list>
            <text:list-item>
              <text:p text:style-name="P14">Moodify: a web app that gives users a poem to match the weather in their current location</text:p>
              <text:list>
                <text:list-item>
                  <text:p text:style-name="P14">One of 4 group members</text:p>
                  <text:p text:style-name="P15"/>
                </text:list-item>
              </text:list>
            </text:list-item>
          </text:list>
        </text:list-item>
      </text:list>
      <text:p text:style-name="P2">Asistant Manager</text:p>
      <text:p text:style-name="P2">Starbucks, Allstate Insurance HQ (April 2018 - current)</text:p>
      <text:list xml:id="list2904295047" text:style-name="WWNum19">
        <text:list-item>
          <text:p text:style-name="P9">Team management: create weekly schedules that accomdate requests for time off and meet business needs</text:p>
        </text:list-item>
        <text:list-item>
          <text:p text:style-name="P10">K<text:span text:style-name="T9">ept track of store inventory of over 200 ingredients and products; recorded daily usage/waste of ingredients, placing weekly orders and inspecting deliveries upon arrival</text:span></text:p>
        </text:list-item>
        <text:list-item>
          <text:p text:style-name="P9">Customer service: crafting beverages</text:p>
        </text:list-item>
      </text:list>
      <text:p text:style-name="P17">Foreign Language Skills:</text:p>
      <text:list xml:id="list805010485" text:style-name="WWNum18">
        <text:list-item>
          <text:p text:style-name="P11">Spanish—proficient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1" svg:font-family="Arial" style:font-family-generic="swiss"/>
    <style:font-face style:name="Courier New" svg:font-family="'Courier New'" style:font-adornments="Regular" style:font-family-generic="modern" style:font-pitch="fixed"/>
    <style:font-face style:name="Cambria" svg:font-family="Cambria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2pt" fo:language="en" fo:country="US" style:letter-kerning="false" style:font-name-asian="Cambria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2pt" fo:language="en" fo:country="US" style:letter-kerning="false" style:font-name-asian="Cambria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Revision" style:family="paragraph" style:default-outline-level="">
      <style:paragraph-properties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="Times New Roman" fo:font-family="'Times New Roman'" style:font-family-generic="roman" style:font-pitch="variable"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1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417in"/>
        </style:list-level-properties>
        <style:text-properties style:font-name="Symbol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25in" fo:margin-left="1.0417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41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0417in"/>
        </style:list-level-properties>
        <style:text-properties style:font-name="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2.5417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0417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417in"/>
        </style:list-level-properties>
        <style:text-properties style:font-name="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25in" fo:margin-left="4.0417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5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4" style:layout-grid-base-height="0.2264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Laura Gonzalez</meta:initial-creator>
    <meta:editing-cycles>8</meta:editing-cycles>
    <meta:print-date>2012-06-07T17:43:00</meta:print-date>
    <meta:creation-date>2018-01-06T04:09:00</meta:creation-date>
    <dc:date>2019-10-07T18:27:05.632000000</dc:date>
    <meta:editing-duration>PT21M45S</meta:editing-duration>
    <meta:generator>LibreOffice/6.3.2.2$Windows_X86_64 LibreOffice_project/98b30e735bda24bc04ab42594c85f7fd8be07b9c</meta:generator>
    <meta:document-statistic meta:table-count="0" meta:image-count="0" meta:object-count="0" meta:page-count="1" meta:paragraph-count="28" meta:word-count="194" meta:character-count="1364" meta:non-whitespace-character-count="1212"/>
    <meta:user-defined meta:name="AppVersion">16.0000</meta:user-defined>
    <meta:user-defined meta:name="Company">University of Notre Da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